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662" officeooo:paragraph-rsid="001f7085"/>
    </style:style>
    <style:style style:name="P2" style:family="paragraph" style:parent-style-name="Standard">
      <style:text-properties officeooo:rsid="001f7085" officeooo:paragraph-rsid="001f7085"/>
    </style:style>
    <style:style style:name="P3" style:family="paragraph" style:parent-style-name="Standard">
      <style:text-properties officeooo:rsid="00210fdb" officeooo:paragraph-rsid="00210fdb"/>
    </style:style>
    <style:style style:name="P4" style:family="paragraph" style:parent-style-name="Standard">
      <style:text-properties fo:font-weight="bold" officeooo:rsid="0024981c" officeooo:paragraph-rsid="0024981c" style:font-weight-asian="bold" style:font-weight-complex="bold"/>
    </style:style>
    <style:style style:name="P5" style:family="paragraph" style:parent-style-name="Standard">
      <style:text-properties fo:font-weight="bold" officeooo:rsid="0026032b" officeooo:paragraph-rsid="0026032b" style:font-weight-asian="bold" style:font-weight-complex="bold"/>
    </style:style>
    <style:style style:name="P6" style:family="paragraph" style:parent-style-name="Standard">
      <style:text-properties officeooo:rsid="0024fced" officeooo:paragraph-rsid="0024fced"/>
    </style:style>
    <style:style style:name="P7" style:family="paragraph" style:parent-style-name="Standard">
      <style:text-properties officeooo:rsid="0024fced" officeooo:paragraph-rsid="0026032b"/>
    </style:style>
    <style:style style:name="P8" style:family="paragraph" style:parent-style-name="Standard">
      <style:text-properties officeooo:rsid="0024fced" officeooo:paragraph-rsid="00277455"/>
    </style:style>
    <style:style style:name="P9" style:family="paragraph" style:parent-style-name="Standard">
      <style:text-properties officeooo:rsid="0026032b" officeooo:paragraph-rsid="0026032b"/>
    </style:style>
    <style:style style:name="P10" style:family="paragraph" style:parent-style-name="Standard">
      <style:text-properties officeooo:rsid="00277455" officeooo:paragraph-rsid="00277455"/>
    </style:style>
    <style:style style:name="P11" style:family="paragraph" style:parent-style-name="Standard">
      <style:text-properties fo:font-style="italic" officeooo:rsid="00277455" officeooo:paragraph-rsid="00277455" style:font-style-asian="italic" style:font-style-complex="italic"/>
    </style:style>
    <style:style style:name="P12" style:family="paragraph" style:parent-style-name="Standard">
      <style:text-properties fo:font-style="italic" fo:font-weight="normal" officeooo:rsid="002ed1b0" officeooo:paragraph-rsid="002ed1b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normal" officeooo:rsid="0026032b" officeooo:paragraph-rsid="00277455" style:font-style-asian="normal" style:font-style-complex="normal"/>
    </style:style>
    <style:style style:name="P14" style:family="paragraph" style:parent-style-name="Standard">
      <style:text-properties fo:font-style="normal" fo:font-weight="bold" officeooo:rsid="002de7af" officeooo:paragraph-rsid="002de7a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e637d" officeooo:paragraph-rsid="002e637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2e115" officeooo:paragraph-rsid="0032e11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2de7af" officeooo:paragraph-rsid="002de7a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e637d" officeooo:paragraph-rsid="002e637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e637d" officeooo:paragraph-rsid="002ed1b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11bd1" officeooo:paragraph-rsid="00311bd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2e115" officeooo:paragraph-rsid="0032e11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42c1c" officeooo:paragraph-rsid="0035cf8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68527" officeooo:paragraph-rsid="00368527" style:font-style-asian="normal" style:font-weight-asian="normal" style:font-style-complex="normal" style:font-weight-complex="normal"/>
    </style:style>
    <style:style style:name="T1" style:family="text">
      <style:text-properties officeooo:rsid="001f7085"/>
    </style:style>
    <style:style style:name="T2" style:family="text">
      <style:text-properties officeooo:rsid="00210fdb"/>
    </style:style>
    <style:style style:name="T3" style:family="text">
      <style:text-properties officeooo:rsid="0021b10f"/>
    </style:style>
    <style:style style:name="T4" style:family="text">
      <style:text-properties officeooo:rsid="0024981c"/>
    </style:style>
    <style:style style:name="T5" style:family="text">
      <style:text-properties officeooo:rsid="0026032b"/>
    </style:style>
    <style:style style:name="T6" style:family="text">
      <style:text-properties officeooo:rsid="00277455"/>
    </style:style>
    <style:style style:name="T7" style:family="text">
      <style:text-properties officeooo:rsid="002ed1b0"/>
    </style:style>
    <style:style style:name="T8" style:family="text">
      <style:text-properties officeooo:rsid="00308ebd"/>
    </style:style>
    <style:style style:name="T9" style:family="text">
      <style:text-properties officeooo:rsid="0032e115"/>
    </style:style>
    <style:style style:name="T10" style:family="text">
      <style:text-properties officeooo:rsid="0035c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://www.programmerinterview.com/index.php/database-sql/practice-interview-question-1/</text:p>
      <text:p text:style-name="P2"/>
      <text:p text:style-name="P2"><text:span text:style-name="T4">a)</text:span>Select sales<text:span text:style-name="T2">person</text:span>.name from orders o</text:p>
      <text:p text:style-name="P2">join <text:s/>sales<text:span text:style-name="T2">person</text:span> s on s.id = o.salesperson_id </text:p>
      <text:p text:style-name="P2">join customer c on c.id = o.cust_id</text:p>
      <text:p text:style-name="P2">where c.name = ‘Samsonic’;</text:p>
      <text:p text:style-name="P2"/>
      <text:p text:style-name="P1"><text:span text:style-name="T4">b)</text:span> <text:span text:style-name="T1">Select salesperson.name from orders o</text:span></text:p>
      <text:p text:style-name="P2">join <text:s/>sales<text:span text:style-name="T2">person</text:span> on s.id = o.salesperson_id </text:p>
      <text:p text:style-name="P2">join customer c on c.id = o.cust_id</text:p>
      <text:p text:style-name="P2">where c.name != ‘Samsonic’;</text:p>
      <text:p text:style-name="P2"/>
      <text:p text:style-name="P2"><text:span text:style-name="T4">c) </text:span>Select sales<text:span text:style-name="T2">person</text:span>.name from orders o</text:p>
      <text:p text:style-name="P2">join <text:s/>sales<text:span text:style-name="T2">person</text:span> on s.id = o.salesperson_id </text:p>
      <text:p text:style-name="P2">where <text:span text:style-name="T2">2 &lt; (select count(salesperson_id) from o group by salesperson_id)</text:span>;</text:p>
      <text:p text:style-name="P2"/>
      <text:p text:style-name="P3"><text:span text:style-name="T4">d) </text:span>select name, age from salesperson <text:span text:style-name="T3">rename highacheiver</text:span> where salary &gt; 100000;</text:p>
      <text:p text:style-name="P2"/>
      <text:p text:style-name="P5">http://www.programmerinterview.com/index.php/database-sql/practice-interview-question-2/</text:p>
      <text:p text:style-name="P6">1)</text:p>
      <text:p text:style-name="P6">select user.name,user.phone_num, max(date) from user u join userHistory h</text:p>
      <text:p text:style-name="P6">on u.user_id = h.user_id </text:p>
      <text:p text:style-name="P6">where h.action = ‘logged_on’ </text:p>
      <text:p text:style-name="P6">group by user_id;</text:p>
      <text:p text:style-name="P6"/>
      <text:p text:style-name="P11">Attempted again after looking at the solution </text:p>
      <text:p text:style-name="P7">select user.name,user.phone_num, max(date) from user u join userHistory h</text:p>
      <text:p text:style-name="P7">on u.user_id = h.user_id </text:p>
      <text:p text:style-name="P7">where h.<text:span text:style-name="T5">date &gt; = current_date - integer ‘30’</text:span></text:p>
      <text:p text:style-name="P10">and h.action = ‘logged_on’</text:p>
      <text:p text:style-name="P7">group by user_id;</text:p>
      <text:p text:style-name="P6"/>
      <text:p text:style-name="P9"/>
      <text:p text:style-name="P6"/>
      <text:p text:style-name="P6">2) select user.user_id from user u <text:span text:style-name="T5">left </text:span>join userHistory h</text:p>
      <text:p text:style-name="P6">on u.user_id = h.user_id </text:p>
      <text:p text:style-name="P9">where h.user_id id null;</text:p>
      <text:p text:style-name="P6"/>
      <text:p text:style-name="P11">After looking at the solution. Forgot the distinct select initially</text:p>
      <text:p text:style-name="P11"/>
      <text:p text:style-name="P8"><text:s/>select <text:span text:style-name="T6">distinct </text:span>user.user_id from user u <text:span text:style-name="T5">left </text:span>join userHistory h</text:p>
      <text:p text:style-name="P8">on u.user_id = h.user_id </text:p>
      <text:p text:style-name="P13">where h.user_id id null;</text:p>
      <text:p text:style-name="P13"/>
      <text:p text:style-name="P14"><text:a xlink:type="simple" xlink:href="https://www.careercup.com/question?id=6271976011202560" text:style-name="Internet_20_link" text:visited-style-name="Visited_20_Internet_20_Link">https://www.careercup.com/question?id=6271976011202560</text:a></text:p>
      <text:p text:style-name="P14"/>
      <text:p text:style-name="P17">select d.name, count(e.name) <text:s/>as ‘emp-count’ from department d</text:p>
      <text:p text:style-name="P17">left join employee e on d.dept_id = e.dept_id </text:p>
      <text:p text:style-name="P17">group by d.name order by emp_count desc, d.name;</text:p>
      <text:p text:style-name="P15"><text:soft-page-break/><text:a xlink:type="simple" xlink:href="https://www.careercup.com/question?id=5656654864449536" text:style-name="Internet_20_link" text:visited-style-name="Visited_20_Internet_20_Link">https://www.careercup.com/question?id=5656654864449536</text:a></text:p>
      <text:p text:style-name="P15"/>
      <text:p text:style-name="P18">select <text:span text:style-name="T8">inv_id from invoice</text:span></text:p>
      <text:p text:style-name="P18">where <text:span text:style-name="T7">inv_amt = (select inv_amt from invoice where year(inv_date) = 2016 order by inv_amt desc limit 1);</text:span></text:p>
      <text:p text:style-name="P18"/>
      <text:p text:style-name="P12">After seeing the solution made these changes</text:p>
      <text:p text:style-name="P12"/>
      <text:p text:style-name="P19">select <text:span text:style-name="T8">inv_id from invoice</text:span></text:p>
      <text:p text:style-name="P19">where <text:span text:style-name="T7">year(inv_date) = 2016 and inv_amt = (select inv_amt from invoice where year(inv_date) = 2016 order by inv_amt desc limit 1);</text:span></text:p>
      <text:p text:style-name="P19"/>
      <text:p text:style-name="P16"><text:a xlink:type="simple" xlink:href="https://www.careercup.com/question?id=5682751563890688" text:style-name="Internet_20_link" text:visited-style-name="Visited_20_Internet_20_Link">https://www.careercup.com/question?id=5682751563890688</text:a></text:p>
      <text:p text:style-name="P16"/>
      <text:p text:style-name="P20">select count(name) <text:span text:style-name="T9">over (partition by name ) </text:span>from RSVP where decision = ‘Y’ and <text:span text:style-name="T9">day = max(day);</text:span> </text:p>
      <text:p text:style-name="P20"/>
      <text:p text:style-name="P21">## After seeing solutions saw that could have used self join instead. Don’t know if above uery is right or not.</text:p>
      <text:p text:style-name="P21"/>
      <text:p text:style-name="P23"><text:a xlink:type="simple" xlink:href="https://www.careercup.com/question?id=5721114529497088" text:style-name="Internet_20_link" text:visited-style-name="Visited_20_Internet_20_Link">https://www.careercup.com/question?id=5721114529497088</text:a></text:p>
      <text:p text:style-name="P23"/>
      <text:p text:style-name="P22">Select avg(price) <text:s/>from table1</text:p>
      <text:p text:style-name="P22"><text:span text:style-name="T10">join table2 on table1.transaction_id = table2.transaction_id </text:span></text:p>
      <text:p text:style-name="P22"><text:span text:style-name="T10">group by table2.zipcode;</text:span> </text:p>
      <text:p text:style-name="P22"/>
      <text:p text:style-name="P22">Select <text:span text:style-name="T10">table2.zipcodes </text:span>from table1</text:p>
      <text:p text:style-name="P22"><text:span text:style-name="T10">join table2 on table1.transaction_id = table2.transaction_id </text:span></text:p>
      <text:p text:style-name="P22"><text:span text:style-name="T10">group by table2.zipcode having avg(table1.price) &gt; 5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21:46.143040583</meta:creation-date>
    <dc:date>2017-10-23T23:57:46.352942953</dc:date>
    <meta:editing-duration>PT1H17M5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333" meta:character-count="2545" meta:non-whitespace-character-count="2243"/>
  </office:meta>
</office:document-meta>
</file>